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mbre Archivo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Checkpoint BLCR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1_lm_lstm_epoch50.00_1.70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1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2_lm_lstm_epoch50.00_1.5855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2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3_lm_lstm_epoch50.00_1.5567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3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4_lm_lstm_epoch50.00_2.7213.t7</text:p>
          </table:table-cell>
          <table:table-cell office:value-type="string" calcext:value-type="string">
            <text:p>RN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4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5_lm_lstm_epoch50.00_1.66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5_Checkpo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9:00:46.1547680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9:46:26.103173662</meta:creation-date>
    <meta:editing-duration>PT18H21M31S</meta:editing-duration>
    <meta:editing-cycles>5</meta:editing-cycles>
    <meta:generator>LibreOffice/4.2.8.2$Linux_X86_64 LibreOffice_project/420m0$Build-2</meta:generator>
    <dc:date>2016-11-16T14:54:04.076391805</dc:date>
    <meta:document-statistic meta:table-count="1" meta:cell-count="42" meta:object-count="0"/>
  </office:meta>
</office:document-meta>
</file>